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text-properties fo:background-color="#00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ATH="/usr/local/sbin:/usr/local/bin:/usr/sbin:/usr/bin:/sbin:/bin:/usr/games"</text:p>
      <text:p text:style-name="Preformatted_20_Text">#CLASSPATH=.:/usr/jre1.6.0_20/lib</text:p>
      <text:p text:style-name="Preformatted_20_Text">#JAVA_HOME=/usr/jre1.6.0_20</text:p>
      <text:p text:style-name="Preformatted_20_Text">#LANG="en_US.UTF-8"</text:p>
      <text:p text:style-name="Preformatted_20_Text">ANT_HOME=/home/java/apache-ant-1.8.4</text:p>
      <text:p text:style-name="Preformatted_20_Text"/>
      <text:p text:style-name="Preformatted_20_Text">FINDBUGS_HOME=/java/findbugs-2.0.1</text:p>
      <text:p text:style-name="Preformatted_20_Text"/>
      <text:p text:style-name="Preformatted_20_Text">export JAVA_HOME=/home/java/jdk1.7.0</text:p>
      <text:p text:style-name="Preformatted_20_Text"/>
      <text:p text:style-name="Preformatted_20_Text">export JRE_HOME=/home/java/jdk1.7.0/jre</text:p>
      <text:p text:style-name="Preformatted_20_Text"/>
      <text:p text:style-name="Preformatted_20_Text">export CLASSPATH=.:$CLASSPATH:$JAVA_HOME/lib:$JAVA_HOME/jre/lib</text:p>
      <text:p text:style-name="Preformatted_20_Text"/>
      <text:p text:style-name="Preformatted_20_Text">export FINDBUGS_HOME=/home/java/findbugs-2.0.1</text:p>
      <text:p text:style-name="Preformatted_20_Text"/>
      <text:p text:style-name="Preformatted_20_Text">export ANT_HOME=/home/java/apache-ant-1.8.4</text:p>
      <text:p text:style-name="Preformatted_20_Text"/>
      <text:p text:style-name="Preformatted_20_Text"/>
      <text:p text:style-name="P2">/etc/profile <text:s text:c="2"/>add</text:p>
      <text:p text:style-name="P1"/>
      <text:p text:style-name="P1">export JAVA_HOME=/home/java/jdk1.7.0</text:p>
      <text:p text:style-name="P1"/>
      <text:p text:style-name="P1">export JRE_HOME=/home/java/jdk1.7.0/jre</text:p>
      <text:p text:style-name="P1"/>
      <text:p text:style-name="P1">export CLASSPATH=.:$CLASSPATH:$JAVA_HOME/lib:$JAVA_HOME/jre/lib</text:p>
      <text:p text:style-name="P1"/>
      <text:p text:style-name="P1">export PATH=$JAVA_HOME/bin:$JAVA_HOME/jre/bin:$FINDBUGS_HOME/bin:$ANT_HOME/bin:$PATH:$HOME/bin:$PATH:/opt/java/android-sdk-linux/tools:/opt/java/android-sdk-linux/platform-tools</text:p>
      <text:p text:style-name="Preformatted_20_Text"/>
      <text:p text:style-name="Preformatted_20_Text">export FINDBUGS_HOME=/home/java/findbugs-2.0.1</text:p>
      <text:p text:style-name="Preformatted_20_Text"/>
      <text:p text:style-name="Preformatted_20_Text">export ANT_HOME=/home/java/apache-ant-1.8.4</text:p>
      <text:p text:style-name="Preformatted_20_Text"/>
      <text:p text:style-name="Preformatted_20_Text"/>
      <text:p text:style-name="Preformatted_20_Text"/>
      <text:p text:style-name="Preformatted_20_Text">解决Android SDK下载和更新失败的方法详解</text:p>
      <text:p text:style-name="Preformatted_20_Text">详细出处参考：<text:a xlink:type="simple" xlink:href="http://www.jb51.net/article/37175.htm">http://www.jb51.net/article/37175.htm</text:a></text:p>
      <text:p text:style-name="Preformatted_20_Text">在/etc/hosts下添加</text:p>
      <text:p text:style-name="Preformatted_20_Text">74.125.237.1 dl-ssl.google.com </text:p>
      <text:p text:style-name="Preformatted_20_Text"/>
      <text:p text:style-name="Preformatted_20_Text"/>
      <text:p text:style-name="Preformatted_20_Text"/>
      <text:h text:style-name="Heading_20_2" text:outline-level="2">ubuntu中文乱码问题</text:h>
      <text:p text:style-name="Preformatted_20_Text"/>
      <text:p text:style-name="Preformatted_20_Text">http://hi.baidu.com/reblancer/item/06e103d34c275e0dd90e44f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C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h" fo:country="C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7T10:37:15.46</dc:date>
    <meta:generator>OpenOffice.org/3.4$Win32 OpenOffice.org_project/340m1$Build-9590</meta:generator>
    <meta:editing-duration>PT7M38S</meta:editing-duration>
    <meta:editing-cycles>5</meta:editing-cycles>
    <meta:document-statistic meta:table-count="0" meta:image-count="0" meta:object-count="0" meta:page-count="1" meta:paragraph-count="24" meta:word-count="69" meta:character-count="1061"/>
  </office:meta>
</office:document-meta>
</file>